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ote: only PUBLISHED work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Do not collect unpublished or drafts. Use table of content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hapters</text:p>
          </table:table-cell>
          <table:table-cell office:value-type="string" calcext:value-type="string">
            <text:p>Footnot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ЕТСТВО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ТРОЧЕСТВО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ЮНОСТЬ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бег. Рассказ волонтера (1852 г.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Рубка леса. Рассказ юнкера (1852—1854 гг.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Из кавказских воспоминаний. Разжалованный. (1853—1856 гг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Записки маркера. Рассказ (1853—1855 гг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етель. Рассказ (1855 г.)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ва гусара. Повесть (1856 г.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евастополь в декабре месяце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евастополь в ма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евастополь в августе 1855 г.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тро помещика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Из записок князя Д. Нехлюдова (Люцерн). (1857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Альберт (1857—1858)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Три смерти (1858—1859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емейное счастие (1858—1859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 parts, chapter #s do not resta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АЗАКИ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оликушка (1861—1862 гг.)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 публике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 народном образовании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 значении описания школ и народных книг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Статья 1-я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Статья 2-я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Статья 3-я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 методах обучения грамоте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 свободном возникновении и развитии школ в народе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роект общего плана устройства народных училищ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Воспитание и образование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б общественной деятельности на поприще народного образования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ому у кого учиться писать, крестьянским ребятам у нас или нам у крестьянских ребят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рогресс и определение образования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едакционные заметки и примечания к журналу «Ясная поляна» и к книжкам «Ясной поляны»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Предисловие к истории Матвея]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Прошение Л. Н. Толстого министру народного просвещения о разрешении издания журнала «Ясная поляна»]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б издании нового журнала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О прекращении издания педагогического журнала «Ясная поляна»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Война и мир. Том первый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Война и мир. Том второй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Война и мир. Том третий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Война и мир. Том четвертый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НЕСКОЛЬКО СЛОВ ПО ПОВОДУ КНИГИ «ВОЙНА И МИР»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Декабристы (1863 и 1884)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исьмо к издателям [О методах обучения грамоте] (1873)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исьмо к издателям [О самарском голоде] (1873)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О народном образовании (1874)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нна Каренина. Части 1—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Анна Каренина. Части 5—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Новая азбука (1874—1875)</text:p>
          </table:table-cell>
          <table:table-cell table:number-columns-repeated="2"/>
          <table:table-cell office:value-type="string" calcext:value-type="string">
            <text:p>Maybe not this one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Первая русская книга для чтения (1875)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торая русская книга для чтения (1875)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Третья русская книга для чтения (1875)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Четвертая русская книга для чтения (1875 и 1885)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rkup-Rough</text:p>
          </table:table-cell>
          <table:table-cell office:value-type="string" calcext:value-type="string">
            <text:p>Markup-Clean</text:p>
          </table:table-cell>
        </table:table-row>
        <table:table-row table:style-name="ro1">
          <table:table-cell table:formula="of:=CONCATENATE([.B2];&quot;_&quot;;[.C2])" office:value-type="string" office:string-value="1_ДЕТСТВО" calcext:value-type="string">
            <text:p>1_ДЕТСТВ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ТСТВО</text:p>
          </table:table-cell>
          <table:table-cell table:number-columns-repeated="2"/>
        </table:table-row>
        <table:table-row table:style-name="ro1">
          <table:table-cell table:formula="of:=CONCATENATE([.B3];&quot;_&quot;;[.C3])" office:value-type="string" office:string-value="2_ОТРОЧЕСТВО" calcext:value-type="string">
            <text:p>2_ОТРОЧЕСТВ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ТРОЧЕСТВО</text:p>
          </table:table-cell>
          <table:table-cell table:number-columns-repeated="2"/>
        </table:table-row>
        <table:table-row table:style-name="ro1">
          <table:table-cell table:formula="of:=CONCATENATE([.B4];&quot;_&quot;;[.C4])" office:value-type="string" office:string-value="2_ЮНОСТЬ" calcext:value-type="string">
            <text:p>2_Ю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ЮНОСТЬ</text:p>
          </table:table-cell>
          <table:table-cell table:number-columns-repeated="2"/>
        </table:table-row>
        <table:table-row table:style-name="ro1">
          <table:table-cell table:formula="of:=CONCATENATE([.B5];&quot;_&quot;;[.C5])" office:value-type="string" office:string-value="3_Набег. Рассказ волонтера (1852 г.)" calcext:value-type="string">
            <text:p>3_Набег. Рассказ волонтера (1852 г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абег. Рассказ волонтера (1852 г.)</text:p>
          </table:table-cell>
          <table:table-cell table:number-columns-repeated="2"/>
        </table:table-row>
        <table:table-row table:style-name="ro1">
          <table:table-cell table:formula="of:=CONCATENATE([.B6];&quot;_&quot;;[.C6])" office:value-type="string" office:string-value="3_Рубка леса. Рассказ юнкера (1852—1854 гг.)" calcext:value-type="string">
            <text:p>3_Рубка леса. Рассказ юнкера (1852—1854 гг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убка леса. Рассказ юнкера (1852—1854 гг.)</text:p>
          </table:table-cell>
          <table:table-cell table:number-columns-repeated="2"/>
        </table:table-row>
        <table:table-row table:style-name="ro1">
          <table:table-cell table:formula="of:=CONCATENATE([.B7];&quot;_&quot;;[.C7])" office:value-type="string" office:string-value="3_Из кавказских воспоминаний. Разжалованный. (1853—1856 гг.)" calcext:value-type="string">
            <text:p>3_Из кавказских воспоминаний. Разжалованный. (1853—1856 гг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з кавказских воспоминаний. Разжалованный. (1853—1856 гг.)</text:p>
          </table:table-cell>
          <table:table-cell table:number-columns-repeated="2"/>
        </table:table-row>
        <table:table-row table:style-name="ro1">
          <table:table-cell table:formula="of:=CONCATENATE([.B8];&quot;_&quot;;[.C8])" office:value-type="string" office:string-value="3_Записки маркера. Рассказ (1853—1855 гг.)" calcext:value-type="string">
            <text:p>3_Записки маркера. Рассказ (1853—1855 гг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аписки маркера. Рассказ (1853—1855 гг.)</text:p>
          </table:table-cell>
          <table:table-cell table:number-columns-repeated="2"/>
        </table:table-row>
        <table:table-row table:style-name="ro1">
          <table:table-cell table:formula="of:=CONCATENATE([.B9];&quot;_&quot;;[.C9])" office:value-type="string" office:string-value="3_Метель. Рассказ (1855 г.)" calcext:value-type="string">
            <text:p>3_Метель. Рассказ (1855 г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етель. Рассказ (1855 г.)</text:p>
          </table:table-cell>
          <table:table-cell table:number-columns-repeated="2"/>
        </table:table-row>
        <table:table-row table:style-name="ro1">
          <table:table-cell table:formula="of:=CONCATENATE([.B10];&quot;_&quot;;[.C10])" office:value-type="string" office:string-value="3_Два гусара. Повесть (1856 г.)" calcext:value-type="string">
            <text:p>3_Два гусара. Повесть (1856 г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ва гусара. Повесть (1856 г.)</text:p>
          </table:table-cell>
          <table:table-cell table:number-columns-repeated="2"/>
        </table:table-row>
        <table:table-row table:style-name="ro1">
          <table:table-cell table:formula="of:=CONCATENATE([.B11];&quot;_&quot;;[.C11])" office:value-type="string" office:string-value="4_Севастополь в декабре месяце" calcext:value-type="string">
            <text:p>4_Севастополь в декабре месяц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евастополь в декабре месяце</text:p>
          </table:table-cell>
          <table:table-cell table:number-columns-repeated="2"/>
        </table:table-row>
        <table:table-row table:style-name="ro1">
          <table:table-cell table:formula="of:=CONCATENATE([.B12];&quot;_&quot;;[.C12])" office:value-type="string" office:string-value="4_Севастополь в мае" calcext:value-type="string">
            <text:p>4_Севастополь в ма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евастополь в мае</text:p>
          </table:table-cell>
          <table:table-cell table:number-columns-repeated="2"/>
        </table:table-row>
        <table:table-row table:style-name="ro1">
          <table:table-cell table:formula="of:=CONCATENATE([.B13];&quot;_&quot;;[.C13])" office:value-type="string" office:string-value="4_Севастополь в августе 1855 г." calcext:value-type="string">
            <text:p>4_Севастополь в августе 1855 г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евастополь в августе 1855 г.</text:p>
          </table:table-cell>
          <table:table-cell table:number-columns-repeated="2"/>
        </table:table-row>
        <table:table-row table:style-name="ro1">
          <table:table-cell table:formula="of:=CONCATENATE([.B14];&quot;_&quot;;[.C14])" office:value-type="string" office:string-value="4_Утро помещика" calcext:value-type="string">
            <text:p>4_Утро помещик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Утро помещика</text:p>
          </table:table-cell>
          <table:table-cell table:number-columns-repeated="2"/>
        </table:table-row>
        <table:table-row table:style-name="ro1">
          <table:table-cell table:formula="of:=CONCATENATE([.B15];&quot;_&quot;;[.C15])" office:value-type="string" office:string-value="5_Из записок князя Д. Нехлюдова (Люцерн). (1857)" calcext:value-type="string">
            <text:p>5_Из записок князя Д. Нехлюдова (Люцерн). (1857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Из записок князя Д. Нехлюдова (Люцерн). (1857)</text:p>
          </table:table-cell>
          <table:table-cell table:number-columns-repeated="2"/>
        </table:table-row>
        <table:table-row table:style-name="ro1">
          <table:table-cell table:formula="of:=CONCATENATE([.B16];&quot;_&quot;;[.C16])" office:value-type="string" office:string-value="5_Альберт (1857—1858)" calcext:value-type="string">
            <text:p>5_Альберт (1857—1858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льберт (1857—1858)</text:p>
          </table:table-cell>
          <table:table-cell table:number-columns-repeated="2"/>
        </table:table-row>
        <table:table-row table:style-name="ro1">
          <table:table-cell table:formula="of:=CONCATENATE([.B17];&quot;_&quot;;[.C17])" office:value-type="string" office:string-value="5_Три смерти (1858—1859)" calcext:value-type="string">
            <text:p>5_Три смерти (1858—185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ри смерти (1858—1859)</text:p>
          </table:table-cell>
          <table:table-cell table:number-columns-repeated="2"/>
        </table:table-row>
        <table:table-row table:style-name="ro1">
          <table:table-cell table:formula="of:=CONCATENATE([.B18];&quot;_&quot;;[.C18])" office:value-type="string" office:string-value="5_Семейное счастие (1858—1859)" calcext:value-type="string">
            <text:p>5_Семейное счастие (1858—1859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мейное счастие (1858—1859)</text:p>
          </table:table-cell>
          <table:table-cell table:number-columns-repeated="2"/>
        </table:table-row>
        <table:table-row table:style-name="ro1">
          <table:table-cell table:formula="of:=CONCATENATE([.B19];&quot;_&quot;;[.C19])" office:value-type="string" office:string-value="6_КАЗАКИ" calcext:value-type="string">
            <text:p>6_КАЗАКИ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КАЗАКИ</text:p>
          </table:table-cell>
          <table:table-cell table:number-columns-repeated="2"/>
        </table:table-row>
        <table:table-row table:style-name="ro1">
          <table:table-cell table:formula="of:=CONCATENATE([.B20];&quot;_&quot;;[.C20])" office:value-type="string" office:string-value="7_Поликушка (1861—1862 гг.)" calcext:value-type="string">
            <text:p>7_Поликушка (1861—1862 гг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ликушка (1861—1862 гг.)</text:p>
          </table:table-cell>
          <table:table-cell table:number-columns-repeated="2"/>
        </table:table-row>
        <table:table-row table:style-name="ro1">
          <table:table-cell table:formula="of:=CONCATENATE([.B21];&quot;_&quot;;[.C21])" office:value-type="string" office:string-value="8_К публике" calcext:value-type="string">
            <text:p>8_К публике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К публике</text:p>
          </table:table-cell>
          <table:table-cell table:number-columns-repeated="2"/>
        </table:table-row>
        <table:table-row table:style-name="ro1">
          <table:table-cell table:formula="of:=CONCATENATE([.B22];&quot;_&quot;;[.C22])" office:value-type="string" office:string-value="8_О народном образовании" calcext:value-type="string">
            <text:p>8_О народном образовании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 народном образовании</text:p>
          </table:table-cell>
          <table:table-cell table:number-columns-repeated="2"/>
        </table:table-row>
        <table:table-row table:style-name="ro1">
          <table:table-cell table:formula="of:=CONCATENATE([.B23];&quot;_&quot;;[.C23])" office:value-type="string" office:string-value="8_О значении описания школ и народных книг" calcext:value-type="string">
            <text:p>8_О значении описания школ и народных кни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 значении описания школ и народных книг</text:p>
          </table:table-cell>
          <table:table-cell table:number-columns-repeated="2"/>
        </table:table-row>
        <table:table-row table:style-name="ro1">
          <table:table-cell table:formula="of:=CONCATENATE([.B24];&quot;_&quot;;[.C24])" office:value-type="string" office:string-value="8_Статья 1-я" calcext:value-type="string">
            <text:p>8_Статья 1-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атья 1-я</text:p>
          </table:table-cell>
          <table:table-cell table:number-columns-repeated="2"/>
        </table:table-row>
        <table:table-row table:style-name="ro1">
          <table:table-cell table:formula="of:=CONCATENATE([.B25];&quot;_&quot;;[.C25])" office:value-type="string" office:string-value="8_Статья 2-я" calcext:value-type="string">
            <text:p>8_Статья 2-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атья 2-я</text:p>
          </table:table-cell>
          <table:table-cell table:number-columns-repeated="2"/>
        </table:table-row>
        <table:table-row table:style-name="ro1">
          <table:table-cell table:formula="of:=CONCATENATE([.B26];&quot;_&quot;;[.C26])" office:value-type="string" office:string-value="8_Статья 3-я" calcext:value-type="string">
            <text:p>8_Статья 3-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татья 3-я</text:p>
          </table:table-cell>
          <table:table-cell table:number-columns-repeated="2"/>
        </table:table-row>
        <table:table-row table:style-name="ro1">
          <table:table-cell table:formula="of:=CONCATENATE([.B27];&quot;_&quot;;[.C27])" office:value-type="string" office:string-value="8_О методах обучения грамоте" calcext:value-type="string">
            <text:p>8_О методах обучения грамоте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 методах обучения грамоте</text:p>
          </table:table-cell>
          <table:table-cell table:number-columns-repeated="2"/>
        </table:table-row>
        <table:table-row table:style-name="ro1">
          <table:table-cell table:formula="of:=CONCATENATE([.B28];&quot;_&quot;;[.C28])" office:value-type="string" office:string-value="8_О свободном возникновении и развитии школ в народе" calcext:value-type="string">
            <text:p>8_О свободном возникновении и развитии школ в народе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 свободном возникновении и развитии школ в народе</text:p>
          </table:table-cell>
          <table:table-cell table:number-columns-repeated="2"/>
        </table:table-row>
        <table:table-row table:style-name="ro1">
          <table:table-cell table:formula="of:=CONCATENATE([.B29];&quot;_&quot;;[.C29])" office:value-type="string" office:string-value="8_Проект общего плана устройства народных училищ" calcext:value-type="string">
            <text:p>8_Проект общего плана устройства народных училищ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ект общего плана устройства народных училищ</text:p>
          </table:table-cell>
          <table:table-cell table:number-columns-repeated="2"/>
        </table:table-row>
        <table:table-row table:style-name="ro1">
          <table:table-cell table:formula="of:=CONCATENATE([.B30];&quot;_&quot;;[.C30])" office:value-type="string" office:string-value="8_Воспитание и образование" calcext:value-type="string">
            <text:p>8_Воспитание и образование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оспитание и образование</text:p>
          </table:table-cell>
          <table:table-cell table:number-columns-repeated="2"/>
        </table:table-row>
        <table:table-row table:style-name="ro1">
          <table:table-cell table:formula="of:=CONCATENATE([.B31];&quot;_&quot;;[.C31])" office:value-type="string" office:string-value="8_Об общественной деятельности на поприще народного образования" calcext:value-type="string">
            <text:p>8_Об общественной деятельности на поприще народного образов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 общественной деятельности на поприще народного образования</text:p>
          </table:table-cell>
          <table:table-cell table:number-columns-repeated="2"/>
        </table:table-row>
        <table:table-row table:style-name="ro1">
          <table:table-cell table:formula="of:=CONCATENATE([.B32];&quot;_&quot;;[.C32])" office:value-type="string" office:string-value="8_Кому у кого учиться писать, крестьянским ребятам у нас или нам у крестьянских ребят" calcext:value-type="string">
            <text:p>8_Кому у кого учиться писать, крестьянским ребятам у нас или нам у крестьянских ребят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Кому у кого учиться писать, крестьянским ребятам у нас или нам у крестьянских ребят</text:p>
          </table:table-cell>
          <table:table-cell table:number-columns-repeated="2"/>
        </table:table-row>
        <table:table-row table:style-name="ro1">
          <table:table-cell table:formula="of:=CONCATENATE([.B33];&quot;_&quot;;[.C33])" office:value-type="string" office:string-value="8_Прогресс и определение образования" calcext:value-type="string">
            <text:p>8_Прогресс и определение образова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гресс и определение образования</text:p>
          </table:table-cell>
          <table:table-cell table:number-columns-repeated="2"/>
        </table:table-row>
        <table:table-row table:style-name="ro1">
          <table:table-cell table:formula="of:=CONCATENATE([.B34];&quot;_&quot;;[.C34])" office:value-type="string" office:string-value="8_Редакционные заметки и примечания к журналу «Ясная поляна» и к книжкам «Ясной поляны»" calcext:value-type="string">
            <text:p>8_Редакционные заметки и примечания к журналу «Ясная поляна» и к книжкам «Ясной поляны»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Редакционные заметки и примечания к журналу «Ясная поляна» и к книжкам «Ясной поляны»</text:p>
          </table:table-cell>
          <table:table-cell table:number-columns-repeated="2"/>
        </table:table-row>
        <table:table-row table:style-name="ro1">
          <table:table-cell table:formula="of:=CONCATENATE([.B35];&quot;_&quot;;[.C35])" office:value-type="string" office:string-value="8_[Предисловие к истории Матвея]" calcext:value-type="string">
            <text:p>8_[Предисловие к истории Матвея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Предисловие к истории Матвея]</text:p>
          </table:table-cell>
          <table:table-cell table:number-columns-repeated="2"/>
        </table:table-row>
        <table:table-row table:style-name="ro1">
          <table:table-cell table:formula="of:=CONCATENATE([.B36];&quot;_&quot;;[.C36])" office:value-type="string" office:string-value="8_[Прошение Л. Н. Толстого министру народного просвещения о разрешении издания журнала «Ясная поляна»]" calcext:value-type="string">
            <text:p>8_[Прошение Л. Н. Толстого министру народного просвещения о разрешении издания журнала «Ясная поляна»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Прошение Л. Н. Толстого министру народного просвещения о разрешении издания журнала «Ясная поляна»]</text:p>
          </table:table-cell>
          <table:table-cell table:number-columns-repeated="2"/>
        </table:table-row>
        <table:table-row table:style-name="ro1">
          <table:table-cell table:formula="of:=CONCATENATE([.B37];&quot;_&quot;;[.C37])" office:value-type="string" office:string-value="8_Об издании нового журнала" calcext:value-type="string">
            <text:p>8_Об издании нового журнала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 издании нового журнала</text:p>
          </table:table-cell>
          <table:table-cell table:number-columns-repeated="2"/>
        </table:table-row>
        <table:table-row table:style-name="ro1">
          <table:table-cell table:formula="of:=CONCATENATE([.B38];&quot;_&quot;;[.C38])" office:value-type="string" office:string-value="8_О прекращении издания педагогического журнала «Ясная поляна»" calcext:value-type="string">
            <text:p>8_О прекращении издания педагогического журнала «Ясная поляна»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 прекращении издания педагогического журнала «Ясная поляна»</text:p>
          </table:table-cell>
          <table:table-cell table:number-columns-repeated="2"/>
        </table:table-row>
        <table:table-row table:style-name="ro1">
          <table:table-cell table:formula="of:=CONCATENATE([.B39];&quot;_&quot;;[.C39])" office:value-type="string" office:string-value="9_Война и мир. Том первый" calcext:value-type="string">
            <text:p>9_Война и мир. Том первый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ойна и мир. Том первый</text:p>
          </table:table-cell>
          <table:table-cell table:number-columns-repeated="2"/>
        </table:table-row>
        <table:table-row table:style-name="ro1">
          <table:table-cell table:formula="of:=CONCATENATE([.B40];&quot;_&quot;;[.C40])" office:value-type="string" office:string-value="10_Война и мир. Том второй" calcext:value-type="string">
            <text:p>10_Война и мир. Том второй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йна и мир. Том второй</text:p>
          </table:table-cell>
          <table:table-cell table:number-columns-repeated="2"/>
        </table:table-row>
        <table:table-row table:style-name="ro1">
          <table:table-cell table:formula="of:=CONCATENATE([.B41];&quot;_&quot;;[.C41])" office:value-type="string" office:string-value="11_Война и мир. Том третий" calcext:value-type="string">
            <text:p>11_Война и мир. Том трети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ойна и мир. Том третий</text:p>
          </table:table-cell>
          <table:table-cell table:number-columns-repeated="2"/>
        </table:table-row>
        <table:table-row table:style-name="ro1">
          <table:table-cell table:formula="of:=CONCATENATE([.B42];&quot;_&quot;;[.C42])" office:value-type="string" office:string-value="12_Война и мир. Том четвертый" calcext:value-type="string">
            <text:p>12_Война и мир. Том четвертый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ойна и мир. Том четвертый</text:p>
          </table:table-cell>
          <table:table-cell table:number-columns-repeated="2"/>
        </table:table-row>
        <table:table-row table:style-name="ro1">
          <table:table-cell table:formula="of:=CONCATENATE([.B43];&quot;_&quot;;[.C43])" office:value-type="string" office:string-value="16_НЕСКОЛЬКО СЛОВ ПО ПОВОДУ КНИГИ «ВОЙНА И МИР»" calcext:value-type="string">
            <text:p>16_НЕСКОЛЬКО СЛОВ ПО ПОВОДУ КНИГИ «ВОЙНА И МИР»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НЕСКОЛЬКО СЛОВ ПО ПОВОДУ КНИГИ «ВОЙНА И МИР»</text:p>
          </table:table-cell>
          <table:table-cell table:number-columns-repeated="2"/>
        </table:table-row>
        <table:table-row table:style-name="ro1">
          <table:table-cell table:formula="of:=CONCATENATE([.B44];&quot;_&quot;;[.C44])" office:value-type="string" office:string-value="17_Декабристы (1863 и 1884)" calcext:value-type="string">
            <text:p>17_Декабристы (1863 и 1884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Декабристы (1863 и 1884)</text:p>
          </table:table-cell>
          <table:table-cell table:number-columns-repeated="2"/>
        </table:table-row>
        <table:table-row table:style-name="ro1">
          <table:table-cell table:formula="of:=CONCATENATE([.B45];&quot;_&quot;;[.C45])" office:value-type="string" office:string-value="17_Письмо к издателям [О методах обучения грамоте] (1873)" calcext:value-type="string">
            <text:p>17_Письмо к издателям [О методах обучения грамоте] (1873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исьмо к издателям [О методах обучения грамоте] (1873)</text:p>
          </table:table-cell>
          <table:table-cell table:number-columns-repeated="2"/>
        </table:table-row>
        <table:table-row table:style-name="ro1">
          <table:table-cell table:formula="of:=CONCATENATE([.B46];&quot;_&quot;;[.C46])" office:value-type="string" office:string-value="17_Письмо к издателям [О самарском голоде] (1873)" calcext:value-type="string">
            <text:p>17_Письмо к издателям [О самарском голоде] (1873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исьмо к издателям [О самарском голоде] (1873)</text:p>
          </table:table-cell>
          <table:table-cell table:number-columns-repeated="2"/>
        </table:table-row>
        <table:table-row table:style-name="ro1">
          <table:table-cell table:formula="of:=CONCATENATE([.B47];&quot;_&quot;;[.C47])" office:value-type="string" office:string-value="17_О народном образовании (1874)" calcext:value-type="string">
            <text:p>17_О народном образовании (1874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О народном образовании (1874)</text:p>
          </table:table-cell>
          <table:table-cell table:number-columns-repeated="2"/>
        </table:table-row>
        <table:table-row table:style-name="ro1">
          <table:table-cell table:formula="of:=CONCATENATE([.B48];&quot;_&quot;;[.C48])" office:value-type="string" office:string-value="18_Анна Каренина. Части 1—4" calcext:value-type="string">
            <text:p>18_Анна Каренина. Части 1—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Анна Каренина. Части 1—4</text:p>
          </table:table-cell>
          <table:table-cell table:number-columns-repeated="2"/>
        </table:table-row>
        <table:table-row table:style-name="ro1">
          <table:table-cell table:formula="of:=CONCATENATE([.B49];&quot;_&quot;;[.C49])" office:value-type="string" office:string-value="19_Анна Каренина. Части 5—8" calcext:value-type="string">
            <text:p>19_Анна Каренина. Части 5—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Анна Каренина. Части 5—8</text:p>
          </table:table-cell>
          <table:table-cell table:number-columns-repeated="2"/>
        </table:table-row>
        <table:table-row table:style-name="ro1">
          <table:table-cell table:formula="of:=CONCATENATE([.B50];&quot;_&quot;;[.C50])" office:value-type="string" office:string-value="21_Новая азбука (1874—1875)" calcext:value-type="string">
            <text:p>21_Новая азбука (1874—1875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Новая азбука (1874—1875)</text:p>
          </table:table-cell>
          <table:table-cell table:number-columns-repeated="2"/>
        </table:table-row>
        <table:table-row table:style-name="ro1">
          <table:table-cell table:formula="of:=CONCATENATE([.B51];&quot;_&quot;;[.C51])" office:value-type="string" office:string-value="21_Первая русская книга для чтения (1875)" calcext:value-type="string">
            <text:p>21_Первая русская книга для чтения (1875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ервая русская книга для чтения (1875)</text:p>
          </table:table-cell>
          <table:table-cell table:number-columns-repeated="2"/>
        </table:table-row>
        <table:table-row table:style-name="ro1">
          <table:table-cell table:formula="of:=CONCATENATE([.B52];&quot;_&quot;;[.C52])" office:value-type="string" office:string-value="21_Вторая русская книга для чтения (1875)" calcext:value-type="string">
            <text:p>21_Вторая русская книга для чтения (1875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торая русская книга для чтения (1875)</text:p>
          </table:table-cell>
          <table:table-cell table:number-columns-repeated="2"/>
        </table:table-row>
        <table:table-row table:style-name="ro1">
          <table:table-cell table:formula="of:=CONCATENATE([.B53];&quot;_&quot;;[.C53])" office:value-type="string" office:string-value="21_Третья русская книга для чтения (1875)" calcext:value-type="string">
            <text:p>21_Третья русская книга для чтения (1875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Третья русская книга для чтения (1875)</text:p>
          </table:table-cell>
          <table:table-cell table:number-columns-repeated="2"/>
        </table:table-row>
        <table:table-row table:style-name="ro1">
          <table:table-cell table:formula="of:=CONCATENATE([.B54];&quot;_&quot;;[.C54])" office:value-type="string" office:string-value="21_Четвертая русская книга для чтения (1875 и 1885)" calcext:value-type="string">
            <text:p>21_Четвертая русская книга для чтения (1875 и 1885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Четвертая русская книга для чтения (1875 и 1885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21:34:29.549295622</meta:creation-date>
    <dc:date>2020-02-29T14:55:38.304375271</dc:date>
    <meta:editing-duration>P2DT13H16M7S</meta:editing-duration>
    <meta:editing-cycles>16</meta:editing-cycles>
    <meta:generator>LibreOffice/6.0.7.3$Linux_X86_64 LibreOffice_project/00m0$Build-3</meta:generator>
    <meta:document-statistic meta:table-count="2" meta:cell-count="304" meta:object-count="0"/>
  </office:meta>
</office:document-meta>
</file>